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1cm" style:rel-column-width="13147*"/>
    </style:style>
    <style:style style:name="Tabela1.B" style:family="table-column">
      <style:table-column-properties style:column-width="13.591cm" style:rel-column-width="5238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2" style:family="table-row">
      <style:table-row-properties style:min-row-height="0.704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2.016cm"/>
    </style:style>
    <style:style style:name="Tabela1.4" style:family="table-row">
      <style:table-row-properties style:min-row-height="2.402cm"/>
    </style:style>
    <style:style style:name="Tabela1.5" style:family="table-row">
      <style:table-row-properties style:min-row-height="1.588cm"/>
    </style:style>
    <style:style style:name="Tabela1.7" style:family="table-row">
      <style:table-row-properties style:min-row-height="0.714cm"/>
    </style:style>
    <style:style style:name="P1" style:family="paragraph" style:parent-style-name="Standard">
      <style:text-properties style:font-name="Arial2" officeooo:rsid="00043512" officeooo:paragraph-rsid="00043512"/>
    </style:style>
    <style:style style:name="P2" style:family="paragraph" style:parent-style-name="Table_20_Contents">
      <style:text-properties style:font-name="Arial2" officeooo:rsid="00043512" officeooo:paragraph-rsid="00043512"/>
    </style:style>
    <style:style style:name="P3" style:family="paragraph" style:parent-style-name="Standard">
      <style:text-properties style:font-name="Arial2" officeooo:rsid="00043512" officeooo:paragraph-rsid="00044ba4"/>
    </style:style>
    <style:style style:name="P4" style:family="paragraph" style:parent-style-name="Standard">
      <style:text-properties style:font-name="Arial2" fo:font-weight="bold" officeooo:rsid="00043512" officeooo:paragraph-rsid="00043512" style:font-weight-asian="bold" style:font-weight-complex="bold"/>
    </style:style>
    <style:style style:name="P5" style:family="paragraph" style:parent-style-name="Table_20_Contents">
      <style:text-properties style:font-name="Arial2" fo:font-weight="bold" officeooo:rsid="00043512" officeooo:paragraph-rsid="00043512" style:font-weight-asian="bold" style:font-weight-complex="bold"/>
    </style:style>
    <style:style style:name="P6" style:family="paragraph" style:parent-style-name="Table_20_Contents">
      <style:text-properties style:font-name="Arial2" fo:font-weight="bold" officeooo:rsid="00044ba4" officeooo:paragraph-rsid="00044ba4" style:font-weight-asian="bold" style:font-weight-complex="bold"/>
    </style:style>
    <style:style style:name="P7" style:family="paragraph" style:parent-style-name="Standard">
      <style:text-properties style:font-name="Arial2" fo:font-size="14pt" fo:font-weight="bold" officeooo:rsid="00043512" officeooo:paragraph-rsid="00043512" style:font-size-asian="14pt" style:font-weight-asian="bold" style:font-size-complex="14pt" style:font-weight-complex="bold"/>
    </style:style>
    <style:style style:name="P8" style:family="paragraph" style:parent-style-name="Table_20_Contents">
      <style:text-properties style:font-name="Arial2" officeooo:rsid="00056e95" officeooo:paragraph-rsid="00056e95"/>
    </style:style>
    <style:style style:name="P9" style:family="paragraph" style:parent-style-name="Standard">
      <style:text-properties style:font-name="Arial2" officeooo:rsid="00056e95" officeooo:paragraph-rsid="00056e95"/>
    </style:style>
    <style:style style:name="P10" style:family="paragraph" style:parent-style-name="Standard">
      <style:text-properties style:font-name="Arial2" officeooo:paragraph-rsid="00044ba4"/>
    </style:style>
    <style:style style:name="P11" style:family="paragraph" style:parent-style-name="Standard">
      <style:text-properties style:font-name="Arial2" officeooo:rsid="00043512" officeooo:paragraph-rsid="00043512"/>
    </style:style>
    <style:style style:name="P12" style:family="paragraph" style:parent-style-name="Standard">
      <style:paragraph-properties fo:text-align="start" style:justify-single-word="false"/>
    </style:style>
    <style:style style:name="T1" style:family="text">
      <style:text-properties officeooo:rsid="00044ba4"/>
    </style:style>
    <style:style style:name="T2" style:family="text">
      <style:text-properties officeooo:rsid="00056e95"/>
    </style:style>
    <style:style style:name="T3" style:family="text">
      <style:text-properties style:font-name="Arial"/>
    </style:style>
    <style:style style:name="T4" style:family="text">
      <style:text-properties style:font-name="Arial" officeooo:rsid="000730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Login/Logout</text:span> TP - Test Results</text:p>
      <text:p text:style-name="P1"/>
      <text:p text:style-name="P1">Here follows the test results of the <text:span text:style-name="T2">Login/Logout</text:span> Test Plan.</text:p>
      <text:p text:style-name="P1"/>
      <text:p text:style-name="P1">Project: Sauce Demo Website</text:p>
      <text:p text:style-name="P1">Build Version: 0.0</text:p>
      <text:p text:style-name="P1">Platforms: Web</text:p>
      <text:p text:style-name="P1">Test Cases executed: <text:span text:style-name="T1">5</text:span></text:p>
      <text:p text:style-name="P1">Test Duration: <text:span text:style-name="T1">30</text:span> min</text:p>
      <text:p text:style-name="P1"/>
      <text:p text:style-name="P12"><text:span text:style-name="T3">Test Cases Executed: </text:span><text:span text:style-name="T4">6</text:span></text:p>
      <text:p text:style-name="P12"><text:span text:style-name="T3">Test Cases Blocked: </text:span><text:span text:style-name="T4">0</text:span></text:p>
      <text:p text:style-name="P1"><text:span text:style-name="T3">New Bugs: </text:span><text:span text:style-name="T4">1</text:span></text:p>
      <text:p text:style-name="P1"/>
      <text:p text:style-name="P4">CR-1: <text:span text:style-name="T2">Can’t login with locked_out_user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Feature</text:p>
          </table:table-cell>
          <table:table-cell table:style-name="Tabela1.B1" office:value-type="string">
            <text:p text:style-name="P9">Login</text:p>
          </table:table-cell>
        </table:table-row>
        <table:table-row table:style-name="Tabela1.2">
          <table:table-cell table:style-name="Tabela1.A2" office:value-type="string">
            <text:p text:style-name="P5">Test Case</text:p>
          </table:table-cell>
          <table:table-cell table:style-name="Tabela1.B2" office:value-type="string">
            <text:p text:style-name="P2">TC-1</text:p>
          </table:table-cell>
        </table:table-row>
        <table:table-row table:style-name="Tabela1.3">
          <table:table-cell table:style-name="Tabela1.A2" office:value-type="string">
            <text:p text:style-name="P5">Description</text:p>
          </table:table-cell>
          <table:table-cell table:style-name="Tabela1.B2" office:value-type="string">
            <text:p text:style-name="P8">Its not possible to login with locked_out_user account</text:p>
          </table:table-cell>
        </table:table-row>
        <table:table-row table:style-name="Tabela1.4">
          <table:table-cell table:style-name="Tabela1.A2" office:value-type="string">
            <text:p text:style-name="P5">Steps to Reproduce</text:p>
          </table:table-cell>
          <table:table-cell table:style-name="Tabela1.B2" office:value-type="string">
            <text:p text:style-name="P10">Given I am on the login page</text:p>
            <text:p text:style-name="P10"><text:s text:c="2"/>When I enter the username "locked_out_user" and valid password</text:p>
            <text:p text:style-name="P10"><text:s text:c="2"/>And click on the login button</text:p>
          </table:table-cell>
        </table:table-row>
        <table:table-row table:style-name="Tabela1.5">
          <table:table-cell table:style-name="Tabela1.A2" office:value-type="string">
            <text:p text:style-name="P5">Actual Behavior:</text:p>
          </table:table-cell>
          <table:table-cell table:style-name="Tabela1.B2" office:value-type="string">
            <text:p text:style-name="P9">Then the message “Epic sadface: Sorry, this user has been locked out.” is displayed</text:p>
          </table:table-cell>
        </table:table-row>
        <table:table-row table:style-name="Tabela1.5">
          <table:table-cell table:style-name="Tabela1.A2" office:value-type="string">
            <text:p text:style-name="P5">Expected Behavior:</text:p>
          </table:table-cell>
          <table:table-cell table:style-name="Tabela1.B2" office:value-type="string">
            <text:p text:style-name="P9">Then the user shoud be logged</text:p>
            <text:p text:style-name="P9">And the products page should appear</text:p>
          </table:table-cell>
        </table:table-row>
        <table:table-row table:style-name="Tabela1.7">
          <table:table-cell table:style-name="Tabela1.A2" office:value-type="string">
            <text:p text:style-name="P5">Reproducibility</text:p>
          </table:table-cell>
          <table:table-cell table:style-name="Tabela1.B2" office:value-type="string">
            <text:p text:style-name="P2">5/5</text:p>
          </table:table-cell>
        </table:table-row>
        <table:table-row table:style-name="Tabela1.7">
          <table:table-cell table:style-name="Tabela1.A2" office:value-type="string">
            <text:p text:style-name="P6">Evidence</text:p>
          </table:table-cell>
          <table:table-cell table:style-name="Tabela1.B2" office:value-type="string">
            <text:p text:style-name="P2"/>
          </table:table-cell>
        </table:table-row>
      </table:table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2H30M34S</meta:editing-duration>
    <meta:editing-cycles>4</meta:editing-cycles>
    <meta:generator>LibreOffice/7.5.5.2$Windows_X86_64 LibreOffice_project/ca8fe7424262805f223b9a2334bc7181abbcbf5e</meta:generator>
    <dc:date>2023-07-23T21:05:44.169000000</dc:date>
    <meta:document-statistic meta:table-count="1" meta:image-count="0" meta:object-count="0" meta:page-count="1" meta:paragraph-count="29" meta:word-count="120" meta:character-count="722" meta:non-whitespace-character-count="627"/>
  </office:meta>
</office:document-meta>
</file>